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bf" officeooo:paragraph-rsid="000a2abf"/>
    </style:style>
    <style:style style:name="P2" style:family="paragraph" style:parent-style-name="Standard">
      <style:text-properties officeooo:rsid="000a2abf" officeooo:paragraph-rsid="000be943"/>
    </style:style>
    <style:style style:name="P3" style:family="paragraph" style:parent-style-name="Standard">
      <style:text-properties officeooo:paragraph-rsid="000a2abf"/>
    </style:style>
    <style:style style:name="P4" style:family="paragraph" style:parent-style-name="Standard">
      <style:text-properties officeooo:paragraph-rsid="000be943"/>
    </style:style>
    <style:style style:name="P5" style:family="paragraph" style:parent-style-name="Standard">
      <style:text-properties officeooo:rsid="000be943" officeooo:paragraph-rsid="000be943"/>
    </style:style>
    <style:style style:name="P6" style:family="paragraph" style:parent-style-name="Standard">
      <style:text-properties officeooo:rsid="000be943" officeooo:paragraph-rsid="000caac1"/>
    </style:style>
    <style:style style:name="P7" style:family="paragraph" style:parent-style-name="Standard">
      <style:text-properties officeooo:paragraph-rsid="000caac1"/>
    </style:style>
    <style:style style:name="P8" style:family="paragraph" style:parent-style-name="Standard">
      <style:text-properties officeooo:paragraph-rsid="000caac1"/>
    </style:style>
    <style:style style:name="P9" style:family="paragraph" style:parent-style-name="Standard">
      <style:text-properties officeooo:rsid="000f9e27" officeooo:paragraph-rsid="000f9e27"/>
    </style:style>
    <style:style style:name="P10" style:family="paragraph" style:parent-style-name="Standard">
      <style:text-properties officeooo:rsid="000f9e27" officeooo:paragraph-rsid="001055d0"/>
    </style:style>
    <style:style style:name="P11" style:family="paragraph" style:parent-style-name="Standard">
      <style:text-properties officeooo:rsid="000caac1" officeooo:paragraph-rsid="00147290"/>
    </style:style>
    <style:style style:name="P12" style:family="paragraph" style:parent-style-name="Standard">
      <style:text-properties officeooo:rsid="000be943" officeooo:paragraph-rsid="000f9e27"/>
    </style:style>
    <style:style style:name="P13" style:family="paragraph" style:parent-style-name="Standard">
      <style:text-properties officeooo:rsid="000be943" officeooo:paragraph-rsid="00147290"/>
    </style:style>
    <style:style style:name="P14" style:family="paragraph" style:parent-style-name="Standard">
      <style:text-properties officeooo:rsid="000a2abf" officeooo:paragraph-rsid="000a2abf"/>
    </style:style>
    <style:style style:name="P15" style:family="paragraph" style:parent-style-name="Standard">
      <style:text-properties officeooo:rsid="000a2abf" officeooo:paragraph-rsid="000be943"/>
    </style:style>
    <style:style style:name="P16" style:family="paragraph" style:parent-style-name="Standard">
      <style:text-properties officeooo:paragraph-rsid="000f9e27"/>
    </style:style>
    <style:style style:name="P17" style:family="paragraph" style:parent-style-name="Standard">
      <style:text-properties officeooo:rsid="001055d0" officeooo:paragraph-rsid="001055d0"/>
    </style:style>
    <style:style style:name="P18" style:family="paragraph" style:parent-style-name="Standard">
      <style:text-properties officeooo:paragraph-rsid="001055d0"/>
    </style:style>
    <style:style style:name="P19" style:family="paragraph" style:parent-style-name="Standard">
      <style:text-properties officeooo:rsid="0010f717" officeooo:paragraph-rsid="0010f717"/>
    </style:style>
    <style:style style:name="T1" style:family="text">
      <style:text-properties officeooo:rsid="000a2abf"/>
    </style:style>
    <style:style style:name="T2" style:family="text">
      <style:text-properties officeooo:rsid="000be943"/>
    </style:style>
    <style:style style:name="T3" style:family="text">
      <style:text-properties officeooo:rsid="000caac1"/>
    </style:style>
    <style:style style:name="T4" style:family="text">
      <style:text-properties officeooo:rsid="000f9e27"/>
    </style:style>
    <style:style style:name="T5" style:family="text">
      <style:text-properties officeooo:rsid="001055d0"/>
    </style:style>
    <style:style style:name="T6" style:family="text">
      <style:text-properties officeooo:rsid="0010f717"/>
    </style:style>
    <style:style style:name="T7" style:family="text">
      <style:text-properties officeooo:rsid="0012b81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ac1" style:font-weight-asian="bold" style:font-weight-complex="bold"/>
    </style:style>
    <style:style style:name="T10" style:family="text">
      <style:text-properties fo:font-weight="bold" officeooo:rsid="000f9e27" style:font-weight-asian="bold" style:font-weight-complex="bold"/>
    </style:style>
    <style:style style:name="T11" style:family="text">
      <style:text-properties fo:font-weight="bold" officeooo:rsid="001055d0" style:font-weight-asian="bold" style:font-weight-complex="bold"/>
    </style:style>
    <style:style style:name="T12" style:family="text">
      <style:text-properties officeooo:rsid="001472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separado de sprites</text:p>
      <text:p text:style-name="P1"/>
      <text:p text:style-name="P1"/>
      <text:p text:style-name="P1">Nota: se crea un array de 4 bytes x 32 que sobrescribirá la zona de spritemap y actualizará sprites en pantalla.</text:p>
      <text:p text:style-name="P1"/>
      <text:p text:style-name="P1">1) <text:span text:style-name="T8">Punto mira</text:span> (2 sprites en la misma posición)</text:p>
      <text:p text:style-name="P1">a) <text:s/>Normal </text:p>
      <text:p text:style-name="P1">* Son dos forma cuadrada por ejemplo con color blanco y rojo uno dentro de otro y cuando se dispare intercambiarán sus colores.</text:p>
      <text:p text:style-name="P1">* Lo mueve el usuario libremente sin salirse de los márgenes .</text:p>
      <text:p text:style-name="P1">b) Mejorado</text:p>
      <text:p text:style-name="P1">* Como el primero pero forma de rombo</text:p>
      <text:p text:style-name="P1">* Aguantará 75 ¿? disparos y quitarán más vida (5 en vez de 1 por ejemplo) <text:span text:style-name="T2">o también puede durar 6 pantallas y quitará el doble de vida a los enemigos … mmm… menos costoso computacionalmente… hay que preguntar</text:span></text:p>
      <text:p text:style-name="P1"/>
      <text:p text:style-name="P1">2) <text:span text:style-name="T8">Reliquia</text:span> (1 sprite)</text:p>
      <text:p text:style-name="P1">* Forma de papiro amarill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reliquias en la zona inferior.</text:p>
      <text:p text:style-name="P1"/>
      <text:p text:style-name="P1">3) <text:span text:style-name="T8">Vida extra</text:span> (1 sprite)</text:p>
      <text:p text:style-name="P1">* Forma de muñeco. Se intentará poner dos colores: blanco y negr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vidas en la zona inferior.</text:p>
      <text:p text:style-name="P3"/>
      <text:p text:style-name="P1">4) <text:span text:style-name="T8">Planta</text:span> (1 sprite)</text:p>
      <text:p text:style-name="P1">* Forma de p<text:span text:style-name="T2">l</text:span>anta. Se intentará poner dos colores: verde y amarillo flor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4"><text:span text:style-name="T1">* </text:span><text:span text:style-name="T2">Poner la energía al máximo</text:span><text:span text:style-name="T1"> en la zona inferior.</text:span></text:p>
      <text:p text:style-name="P4"/>
      <text:p text:style-name="P5">5) <text:span text:style-name="T8">Ballesta mejorada</text:span> (1 sprite)</text:p>
      <text:p text:style-name="P5">* Forma de ballesta. Se intentará poner dos colores: marrón y negro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2">* <text:span text:style-name="T2">Conectada con el punto de mira de ballesta mejorado.</text:span></text:p>
      <text:p text:style-name="P2"/>
      <text:p text:style-name="P19">6) <text:span text:style-name="T8">Explosión</text:span> <text:span text:style-name="T7">(2 sprites superpuestos)</text:span></text:p>
      <text:p text:style-name="P19">* <text:span text:style-name="T7">Serán la explosión de cada enemigo y ocuparán el sprite de cada enemigo cuando lo maten</text:span></text:p>
      <text:p text:style-name="P19">* <text:span text:style-name="T7">Implica poner un temporizador en cada estructura de enemigo para que no ataque y aparezca sprite de explosión cuando lo maten</text:span></text:p>
      <text:p text:style-name="P2"/>
      <text:p text:style-name="P12"><text:span text:style-name="T6">7</text:span>) <text:span text:style-name="T8">Ciempiés venenoso</text:span> (<text:span text:style-name="T12">1</text:span> sprite <text:span text:style-name="T4">2 escenas</text:span>)</text:p>
      <text:p text:style-name="P5">* Forma de ciempiés. Se intentará poner dos colores: verde y azul</text:p>
      <text:p text:style-name="P2"><text:soft-page-break/>* Se sitúa en una zona aleatoria de pantalla <text:span text:style-name="T2">y no se mueve de ahí.</text:span></text:p>
      <text:p text:style-name="P2">* <text:span text:style-name="T2">Vida:???</text:span></text:p>
      <text:p text:style-name="P2"/>
      <text:p text:style-name="P13"><text:span text:style-name="T6">8</text:span>) <text:span text:style-name="T8">Araña</text:span> (<text:span text:style-name="T12">1</text:span> sprite <text:span text:style-name="T4">2 escenas</text:span>)</text:p>
      <text:p text:style-name="P5">* Forma de araña de color verde o marrón.</text:p>
      <text:p text:style-name="P6">* Aparece en la zona superior de la pantalla y va de <text:span text:style-name="T3">arriba a abajo una y otra vez hasta que muere. La posición “x” será aleatoria.</text:span></text:p>
      <text:p text:style-name="P6">* <text:span text:style-name="T3">Vida ????</text:span></text:p>
      <text:p text:style-name="P5"/>
      <text:p text:style-name="P11"><text:span text:style-name="T6">9</text:span>) <text:span text:style-name="T8">Murciélago</text:span> <text:span text:style-name="T2">(</text:span><text:span text:style-name="T12">1</text:span><text:span text:style-name="T2"> sprite </text:span><text:span text:style-name="T4">2 escenas</text:span><text:span text:style-name="T2">)</text:span></text:p>
      <text:p text:style-name="P7"><text:span text:style-name="T2">* Forma de </text:span><text:span text:style-name="T3">murciélago</text:span><text:span text:style-name="T2"> de color </text:span><text:span text:style-name="T3">azul oscuro.</text:span></text:p>
      <text:p text:style-name="P7">* <text:span text:style-name="T3">Aparece por la derecha de pantalla y va hacia la izquierda una y otra vez hasta que muere. La posición “y” es aleatoria en el 1º tercio de pantalla.</text:span></text:p>
      <text:p text:style-name="P7">* <text:span text:style-name="T3">Vida ???</text:span></text:p>
      <text:p text:style-name="P7"/>
      <text:p text:style-name="P7"><text:span text:style-name="T6">10</text:span><text:span text:style-name="T3">) </text:span><text:span text:style-name="T9">Serpiente</text:span><text:span text:style-name="T3"> </text:span><text:span text:style-name="T2">(2 sprites </text:span><text:span text:style-name="T4">2 escenas</text:span><text:span text:style-name="T2">)</text:span></text:p>
      <text:p text:style-name="P7"><text:span text:style-name="T2">* Forma de </text:span><text:span text:style-name="T3">serpiente</text:span><text:span text:style-name="T2"> de color </text:span><text:span text:style-name="T3">verde oscuro.</text:span></text:p>
      <text:p text:style-name="P7">* <text:span text:style-name="T3">Aparece por la izquierda de pantalla y va hacia la derecha una y otra vez hasta que muere. La posición “y” es aleatoria en el 1º tercio de pantalla.</text:span></text:p>
      <text:p text:style-name="P7">* <text:span text:style-name="T3">Vida ???</text:span></text:p>
      <text:p text:style-name="P7"/>
      <text:p text:style-name="P10">1<text:span text:style-name="T6">1</text:span>) <text:span text:style-name="T8">Lobo</text:span> (4 sprites con <text:span text:style-name="T5">2</text:span> escenas <text:span text:style-name="T5">+ 4 </text:span>sprites con <text:span text:style-name="T5">2</text:span> escenas <text:span text:style-name="T5">cambio de dirección</text:span>)</text:p>
      <text:p text:style-name="P1">* <text:span text:style-name="T4">Forma de lobo</text:span></text:p>
      <text:p text:style-name="P1">* <text:span text:style-name="T4">movimiento izq a der y viceversa por la parte inferior</text:span></text:p>
      <text:p text:style-name="P1"/>
      <text:p text:style-name="P17">1<text:span text:style-name="T6">2</text:span>) <text:span text:style-name="T8">Zombi</text:span><text:span text:style-name="T4"> (4 sprites con </text:span>2<text:span text:style-name="T4"> escenas </text:span>+ 4 <text:span text:style-name="T4">sprites con </text:span>2<text:span text:style-name="T4"> escenas </text:span>cambio de dirección<text:span text:style-name="T4">)</text:span></text:p>
      <text:p text:style-name="P18">* <text:span text:style-name="T5">Zombi</text:span></text:p>
      <text:p text:style-name="P10">* Color: ***</text:p>
      <text:p text:style-name="P17"><text:span text:style-name="T1">* </text:span><text:span text:style-name="T4">movimiento izq a der y viceversa por la parte media pantalla</text:span></text:p>
      <text:p text:style-name="P1"/>
      <text:p text:style-name="P18"><text:span text:style-name="T4">1</text:span><text:span text:style-name="T6">3</text:span><text:span text:style-name="T4">) </text:span><text:span text:style-name="T10">Caballero</text:span><text:span text:style-name="T4"> (4 sprites con </text:span><text:span text:style-name="T5">2</text:span><text:span text:style-name="T4"> escenas </text:span><text:span text:style-name="T5">+ 4 </text:span><text:span text:style-name="T4">sprites con </text:span><text:span text:style-name="T5">2</text:span><text:span text:style-name="T4"> escenas </text:span><text:span text:style-name="T5">cambio de dirección</text:span><text:span text:style-name="T4">)</text:span></text:p>
      <text:p text:style-name="P16">* <text:span text:style-name="T4">Caballero</text:span></text:p>
      <text:p text:style-name="P9">* Color: ***</text:p>
      <text:p text:style-name="P16"><text:span text:style-name="T1">* </text:span><text:span text:style-name="T4">movimiento izq a der y viceversa por la parte media pantalla </text:span><text:span text:style-name="T5">pero la altura será algo aleatoria y más rápido que los zombies</text:span></text:p>
      <text:p text:style-name="P16">* <text:span text:style-name="T4">Hay dos tipos… Blanco y gris (ya se verán los colores) con </text:span><text:span text:style-name="T5">vidas y ataques distintos</text:span></text:p>
      <text:p text:style-name="P16"/>
      <text:p text:style-name="P17">1<text:span text:style-name="T6">4</text:span>) <text:span text:style-name="T8">Llama</text:span> <text:span text:style-name="T4">(</text:span>2<text:span text:style-name="T4"> sprites con </text:span>2<text:span text:style-name="T4"> escenas)</text:span></text:p>
      <text:p text:style-name="P17">* Será estático pero durará poco y reaparecerá en otro lado aleatorio de la pantalla</text:p>
      <text:p text:style-name="P16"/>
      <text:p text:style-name="P17">1<text:span text:style-name="T6">5</text:span>) <text:span text:style-name="T8">Fantasma</text:span> <text:span text:style-name="T4">(</text:span>2<text:span text:style-name="T4"> sprites con </text:span>2<text:span text:style-name="T4"> escenas)</text:span></text:p>
      <text:p text:style-name="P17">* Se mueve de un punto a otro aleatorio de la pantallas</text:p>
      <text:p text:style-name="P17"/>
      <text:p text:style-name="P18"><text:span text:style-name="T5">1</text:span><text:span text:style-name="T6">6</text:span><text:span text:style-name="T5">) </text:span><text:span text:style-name="T11">Magia</text:span><text:span text:style-name="T5"> </text:span><text:span text:style-name="T4">(</text:span><text:span text:style-name="T5">2</text:span><text:span text:style-name="T4"> sprites con </text:span><text:span text:style-name="T5">2</text:span><text:span text:style-name="T4"> escenas)</text:span></text:p>
      <text:p text:style-name="P17">* En horizontal</text:p>
      <text:p text:style-name="P17">* Se mueve de un punto a otro aleatorio de la pantallas más rápido que el fantasma</text:p>
      <text:p text:style-name="P17"/>
      <text:p text:style-name="P19">17) <text:span text:style-name="T8">Beholder</text:span> <text:span text:style-name="T4">(</text:span>4<text:span text:style-name="T4"> sprites con </text:span><text:span text:style-name="T5">2</text:span><text:span text:style-name="T4"> escenas)</text:span></text:p>
      <text:p text:style-name="P19">* Si puedo su movimiento será circular y cambiará la dirección aleatoriamente</text:p>
      <text:p text:style-name="P19"/>
      <text:p text:style-name="P19">18) <text:span text:style-name="T8">Vampiro</text:span> (2 sprites con 2 escenas) + <text:span text:style-name="T8">manos</text:span> (1 sprite con 3 escenas)</text:p>
      <text:p text:style-name="P19">* El vampiro será estático y estará en mitad de la pantallas</text:p>
      <text:p text:style-name="P19"><text:soft-page-break/>* Sus manos se moverán circularmente</text:p>
      <text:p text:style-name="P19">* Hay que matar las manos antes del vampiro</text:p>
      <text:p text:style-name="P19"/>
      <text:p text:style-name="P19"/>
      <text:p text:style-name="P17"/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49:03.831096476</meta:creation-date>
    <dc:date>2021-08-27T12:47:54.417710170</dc:date>
    <meta:editing-duration>PT1H5M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77" meta:word-count="833" meta:character-count="4316" meta:non-whitespace-character-count="3558"/>
  </office:meta>
</office:document-meta>
</file>